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text-align="justify" style:justify-single-word="false"/>
      <style:text-properties fo:font-weight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8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size-complex="10pt"/>
    </style:style>
    <style:style style:name="P6" style:family="paragraph" style:parent-style-name="Standard">
      <style:paragraph-properties fo:margin-top="0cm" fo:margin-bottom="0.499cm" loext:contextual-spacing="false"/>
    </style:style>
    <style:style style:name="P7" style:family="paragraph" style:parent-style-name="Standard">
      <style:paragraph-properties fo:text-align="center" style:justify-single-word="false"/>
      <style:text-properties fo:text-transform="uppercase" fo:font-weight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text-transform="uppercase"/>
    </style:style>
    <style:style style:name="T3" style:family="text">
      <style:text-properties fo:text-transform="uppercase" fo:font-weight="bold"/>
    </style:style>
    <style:style style:name="T4" style:family="text">
      <style:text-properties fo:text-transform="uppercase" fo:font-size="18pt" fo:font-weight="bold"/>
    </style:style>
    <style:style style:name="T5" style:family="text">
      <style:text-properties fo:color="#222222" fo:background-color="#fff9ee" loext:char-shading-value="0"/>
    </style:style>
    <style:style style:name="T6" style:family="text">
      <style:text-properties style:font-name="times new roman" fo:font-size="12pt"/>
    </style:style>
    <style:style style:name="T7" style:family="text">
      <style:text-properties style:font-name="times new roman" fo:font-size="12pt" fo:font-weight="bold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fo:color="#222222" style:font-name="Georgia" fo:font-size="11.25pt" fo:letter-spacing="normal" fo:font-style="normal" fo:font-weight="bold"/>
    </style:style>
    <style:style style:name="T10" style:family="text">
      <style:text-properties fo:font-variant="normal" fo:text-transform="none" fo:color="#222222" style:font-name="Georgia" fo:font-size="11.25pt" fo:letter-spacing="normal" fo:font-style="normal" fo:font-weight="normal"/>
    </style:style>
    <style:style style:name="T11" style:family="text">
      <style:text-properties fo:font-variant="normal" fo:text-transform="none" fo:color="#222222" fo:letter-spacing="normal"/>
    </style:style>
    <style:style style:name="T12" style:family="text">
      <style:text-properties fo:font-variant="normal" fo:text-transform="none" fo:color="#222222" fo:letter-spacing="normal" fo:background-color="#fff9ee" loext:char-shading-value="0"/>
    </style:style>
    <style:style style:name="T13" style:family="text">
      <style:text-properties fo:font-variant="normal" fo:text-transform="none" fo:color="#222222" fo:letter-spacing="normal" fo:font-style="normal" fo:font-weight="normal"/>
    </style:style>
    <style:style style:name="T14" style:family="text">
      <style:text-properties fo:font-variant="normal" fo:text-transform="none" fo:color="#222222" fo:letter-spacing="normal" fo:font-style="normal" fo:font-weight="bold"/>
    </style:style>
    <style:style style:name="T15" style:family="text">
      <style:text-properties style:font-name="Georgia" fo:font-size="11.25pt" fo:font-style="normal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LA EM 15 DE JANEIRO DE 2017 – LIÇÃO 3</text:p>
      <text:p text:style-name="P11">(Revista: Editora Betel)</text:p>
      <text:p text:style-name="P9"/>
      <text:p text:style-name="P9"><text:span text:style-name="T8">Tema: </text:span><text:span text:style-name="T4">A GERAÇÃO QUE DUVIDOU DA PROMESSA DE DEUS</text:span><text:span text:style-name="T2"> </text:span><text:span text:style-name="T4">E TEMEU SEGUIR ADIANTE</text:span></text:p>
      <text:p text:style-name="P9"/>
      <text:p text:style-name="P9"/>
      <text:p text:style-name="P9">Texto Áureo: <text:span text:style-name="T1">Jr 12.5</text:span></text:p>
      <text:p text:style-name="P12">  </text:p>
      <text:p text:style-name="P10">INTRODUÇÃO</text:p>
      <text:p text:style-name="P9">- Querido(a) professor(a), nesta lição explique o significado do texto áureo pra começar e ensine como cada um deve ver as adversidades que surgem na caminhada.</text:p>
      <text:p text:style-name="P9">- O texto áureo significa que se uma pessoa só vive na tranquilidade, então não terá condições de enfrentar as adversidades.</text:p>
      <text:p text:style-name="P9">- “<text:span text:style-name="T1">tendência de recuar porque o novo sempre nos amedronta”</text:span>, qualquer mudança em nossa vida é trabalhos e envolve a possibilidade de fracasso, por isso deixamos o <text:soft-page-break/>medo aparecer e alguns irmãos são vencidos pelo medo.</text:p>
      <text:p text:style-name="P9">- “<text:span text:style-name="T1">adiamos para “amanhã” as oportunidades”</text:span>, ou seja, tentamos fugir da luta, por medo do fracasso, mas o Senhor se empenha em nos fazer guerreiros.</text:p>
      <text:p text:style-name="P9">__________________________________________</text:p>
      <text:p text:style-name="P10">1. <text:span text:style-name="T2">A PROCRASTINAÇÃO DE ISRAEL</text:span></text:p>
      <text:p text:style-name="P9"><text:span text:style-name="T1">- “Procrastinar é prorrogar para amanhã”</text:span>, uma clara alusão ao adiamento da conquista da terra prometida pelos filhos de Israel, pois adiaram para quarenta anos depois.</text:p>
      <text:p text:style-name="P9"/>
      <text:p text:style-name="P13"><text:span text:style-name="T9">1.1. Procrastinar é ignorar o poder de uma promessa.</text:span><text:line-break/><text:span text:style-name="T9">- “observar a terra, fazer um relato do que nela havia”</text:span><text:span text:style-name="T10">, a observação da terra faria com que o ânimo do povo aumentasse diante da confirmação da promessa que estava bem diante deles, porém dez espias relataram com ênfase nas dificuldades.</text:span><text:line-break/><text:span text:style-name="T10">- </text:span><text:span text:style-name="T11">“</text:span><text:span text:style-name="T9">exposição da maioria temerosa atraiu a atenção”</text:span><text:span text:style-name="T10">, quer dizer que dez fizeram a exposição dos perigos e somente dois expuseram a confiança na promessa.</text:span><text:line-break/><text:span text:style-name="T10">- </text:span><text:span text:style-name="T11">“</text:span><text:span text:style-name="T9">eles adiaram a aceitação da promessa de Deus”</text:span><text:span text:style-name="T10">, quem aceitou foi a outra geração depois deles e quem adiou a conquista na </text:span><text:soft-page-break/><text:span text:style-name="T10">verdade foi Deus, porque se dependesse deles teriam voltado para o Egito.</text:span></text:p>
      <text:p text:style-name="P9"/>
      <text:p text:style-name="P13"><text:span text:style-name="T9">1.2. Procrastinar é deturpar uma realidade presente. </text:span><text:line-break/><text:span text:style-name="T10">- </text:span><text:span text:style-name="T11">“</text:span><text:span text:style-name="T9">usaram da imaginação para formar um quadro do pior”</text:span><text:span text:style-name="T10">, o que anda pela nossa cabeça tem o poder de nos animar ou nos amedrontar, veja:</text:span><text:line-break/><text:span text:style-name="T11">“</text:span><text:span text:style-name="T9">Não temas o pavor repentino, nem a investida dos perversos quando vier.” Pv 3.25 </text:span><text:span text:style-name="T10">é um conselho, pois o pavor é algo que pode ser controlado pela pessoa.</text:span><text:line-break/><text:span text:style-name="T10">-</text:span><text:span text:style-name="T11"> “</text:span><text:span text:style-name="T9">O Epitáfio da morte da coragem”</text:span><text:span text:style-name="T10">, epitáfio é a inscrição que vai nas lápides dos túmulos, geralmente uma frase de efeito, aqui está colocado como uma metáfora para mostrar o motivo da marte da coragem.</text:span><text:line-break/><text:span text:style-name="T10">- </text:span><text:span text:style-name="T11">“</text:span><text:span text:style-name="T9">expresso nas palavras da maioria”</text:span><text:span text:style-name="T10">, quem falou isso foram os dez espias, o povo acatou as palavras dos espias: </text:span><text:line-break/><text:span text:style-name="T11">“</text:span><text:span text:style-name="T9">e éramos aos nossos olhos como gafanhotos, e assim também éramos aos seus olhos.” Nm 13.33b </text:span><text:span text:style-name="T10">Essa seria a frase perfeita para o epitáfio do túmulo da coragem deles.</text:span><text:line-break/><text:span text:style-name="T10">- </text:span><text:span text:style-name="T11">“</text:span><text:span text:style-name="T9">Foi desse modo que agiram e reagiram”</text:span><text:span text:style-name="T10">, quer dizer que a imagem que cada um faz de si mesmo é o que determinará as suas ações.</text:span><text:line-break/><text:soft-page-break/><text:line-break/><text:span text:style-name="T9">1.3.</text:span><text:span text:style-name="T12"> </text:span><text:span text:style-name="T9">A procrastinação pode se tornar uma infecção contagiosa.</text:span></text:p>
      <text:p text:style-name="P9"><text:span text:style-name="T1">- “se espalhou e infectou toda a nação”</text:span>, numa congregação o mesmo pode ocorrer, esse problema deve ser corrigido, não expulsando a pessoa, mas não se pode deixar que alguém com visão tão negativa de si mesmo se envolva em trabalhos e tarefas complexas. É necessário passar por treinamento e discipulado primeiro.</text:p>
      <text:p text:style-name="P9">- “<text:span text:style-name="T1">atrasar uma decisão quanto não decidir”</text:span>, no meio secular existe a seguinte máxima: mais vale uma decisão falha tomada em tempo do que uma excelente decisão tomada fora de tempo. Para aqueles que decidem errado fica a experiência da má decisão, porém para aqueles que nada decidem nem isso fica.</text:p>
      <text:p text:style-name="P9">- “<text:span text:style-name="T1">há tempos de espera quando ficamos atentos às ordens”</text:span>, o tempo de esperar é tão importante quanto o de agir, numa batalha isso é tão importante que pode definir a vitória.</text:p>
      <text:p text:style-name="P9">- “<text:span text:style-name="T1">Essa é uma época criativa e necessária”</text:span>, criativa porque enquanto se aguarda é o momento de se elaborar as estratégias.</text:p>
      <text:p text:style-name="P10">_____________________________________________</text:p>
      <text:p text:style-name="P10">2.<text:span text:style-name="T2"> VENCENDO OS TEMORES</text:span></text:p>
      <text:p text:style-name="P10"><text:soft-page-break/></text:p>
      <text:p text:style-name="P10">2.1. O medo nos torna impotentes e improdutivos.</text:p>
      <text:p text:style-name="P9"><text:span text:style-name="T1">- “são oportunidades para observar a intervenção de Deus”</text:span>, Deus permite algumas dificuldades para que possamos ter oportunidades de aprender, de fazer história ou de construir algo o futuro.</text:p>
      <text:p text:style-name="P9">- “<text:span text:style-name="T1">era que os israelitas chegassem à Terra Prometida”</text:span>, na conquista da terra prometida haveria muita luta e Deus não poderia aquele bando de covardes e descrentes lutarem aquela guerra, era necessário ter um processo.</text:p>
      <text:p text:style-name="P9">- “<text:span text:style-name="T1">a mentalidade determina grande parte nos resultados”</text:span>, o pensamento que temos de nós e das promessas de Deus vai contribuir para a vitória ou derrota.</text:p>
      <text:p text:style-name="P14"><text:span text:style-name="T13">- “</text:span><text:span text:style-name="T14">declarar ser incompetente antes de haver tentado”</text:span><text:span text:style-name="T13">, alguns irmãos quando são pegos de surpresa para ministrarem a Palavra de Deus assim que abrem a boca falam logo: “eu não tenho nada para passar”, ou “eu não preparei nada.” Jamais deveriam falar isso.</text:span><text:line-break/></text:p>
      <text:p text:style-name="P10">2.2. Outro espírito, outra maneira de ver.</text:p>
      <text:p text:style-name="P9">- “<text:span text:style-name="T1">relatório dado por Calebe e Josué era corajoso e ousado”</text:span>, era por isso um relatório encorajador, é muito bom estar perto de <text:soft-page-break/>pessoas que nos encoraja a lutar, nos anima, Deus se agrada que seus filhos sejam assim como Josué e Calebe.</text:p>
      <text:p text:style-name="P9">- “<text:span text:style-name="T1">certamente prevaleceremos contra ela”</text:span>, isso expõe a herança de Abraão na vida de Calebe, a fé que conseguia ver a vitória antes dela acontecer.</text:p>
      <text:p text:style-name="P9">- “<text:span text:style-name="T1">renderam-lhe a promessa do Senhor”</text:span>, havia uma promessa para todo o povo, mas Calebe recebeu uma promessa especial, a luta não diminuiu, mas a promessa se tornou exclusiva. Muitos que não acreditam nas coisas de Deus não entrarão no céu.</text:p>
      <text:p text:style-name="P9"/>
      <text:p text:style-name="P10">2.3. O medo nos faz esquecer o que devemos sempre lembrar.</text:p>
      <text:p text:style-name="P9"><text:span text:style-name="T1">- “viram como o Senhor abriu o Mar Vermelho...”</text:span>, foram vários prodígios que o Senhor operou no meio do povo, mas sabemos que sinais só servem para confirmar a Palavra, não geram fé.</text:p>
      <text:p text:style-name="P9">- “<text:span text:style-name="T1">já conheciam a grandeza do Senhor”</text:span>, na verdade eles viram a grandeza, mas só conhece a grandeza de Deus que tem relacionamento com Ele e aquele povo demonstrava que ainda não tinha um relacionamento com Deus.</text:p>
      <text:p text:style-name="P9">- “<text:span text:style-name="T1">são importantíssimas para enfrentarmos o futuro”</text:span>, porém como a lição <text:soft-page-break/>está tratando, o medo nos faz esquecer tudo o que Deus já operou em nós.</text:p>
      <text:p text:style-name="P9">________________________________________</text:p>
      <text:p text:style-name="P10">3.<text:span text:style-name="T2"> AS LIÇÕES DE UMA PORTA FECHADA</text:span></text:p>
      <text:p text:style-name="P9"/>
      <text:p text:style-name="P10">3.1. Nossas palavras ditam a nossa sentença.</text:p>
      <text:p text:style-name="P9"><text:span text:style-name="T1">- “quanto à relação que existe entre palavras e coração”</text:span>, é uma imprudência falar sem filtrar o que está falando, a pessoa falar sem pensar, veja o que Jesus disse:</text:p>
      <text:p text:style-name="P12">“<text:span text:style-name="T15">Raça de víboras, como podeis vós dizer boas coisas, sendo maus? Pois do que há em abundância no coração, disso fala a boca.” Mt 12.34</text:span></text:p>
      <text:p text:style-name="P9">- “<text:span text:style-name="T1">Desde o início o povo murmurava”</text:span>, Deus estava contando as vezes que eles murmuraram e aquela seria a décima vez, Deus esperou dar a quantidade de pragas que Ele lançou sobre o Egito, veja:</text:p>
      <text:p text:style-name="P12">“<text:span text:style-name="T15">E que todos os homens que viram a minha glória e os meus sinais, que fiz no Egito e no deserto, e me tentaram estas dez vezes, e não obedeceram à minha voz,”, Nm 14.22</text:span></text:p>
      <text:p text:style-name="P9"/>
      <text:p text:style-name="P10">3.2. Dizer o mesmo que Deus disse.</text:p>
      <text:p text:style-name="P9"><text:span text:style-name="T1">- “Deus propõe, apresenta, revela”</text:span>, ainda hoje Deus faz dessa forma, Ele fala por meio <text:soft-page-break/>dos seus profetas, nos louvores, nas pregação e principalmente através de Sua Palavra.</text:p>
      <text:p text:style-name="P9">- “<text:span text:style-name="T1">homologeo”</text:span>, do qual vem o termo no português “homologar”, que significa “confirmar”.</text:p>
      <text:p text:style-name="P9">- “<text:span text:style-name="T1">de acordo com aquilo que saiu da boca de Deus”</text:span>, para isso precisamos considerar como Deus e isso significa ter um coração segundo o coração de Deus. As palavras que saiam da boca de Davi eram semelhantes as de Deus, pois era segundo o coração do Pai.</text:p>
      <text:p text:style-name="P9"/>
      <text:p text:style-name="P10">3.3. Oportunidades podem ser ímpares na vida.</text:p>
      <text:p text:style-name="P9">- “<text:span text:style-name="T1">é algo que possivelmente não voltará a acontecer”</text:span>, a vida é curta e nada acontece da mesma forma duas vezes, por isso cada minuto de nossa vida deve ser aproveitado.</text:p>
      <text:p text:style-name="P9">- “<text:span text:style-name="T1">entender o tempo que o Senhor Deus está nos indicando”</text:span>, entender que é o tempo Dele, pois para nós não parecerá bom, mas no tempo de Deus será a melhor oportunidade.</text:p>
      <text:p text:style-name="P9">- “<text:span text:style-name="T1">envolvidos com coisas que podem nos embaraçar”</text:span>, o século XXI tem sido o tempo dos entretenimentos, o mundo vive produzindo coisas para se distrair e assim o tempo passa e as pessoas nem percebem.</text:p>
      <text:p text:style-name="P9"/>
      <text:p text:style-name="P10">CONCLUSÃO</text:p>
      <text:p text:style-name="P9"><text:soft-page-break/>- “<text:span text:style-name="T1">permitir que os gigantes nos impeçam de conquistar”</text:span>, o maior gigante que eles enfrentaram era o medo, esse mora dentro de muitos crentes ainda hoje.</text:p>
      <text:p text:style-name="P9">- Faça o resumo para a revisão e corrija o questionário.</text:p>
      <text:p text:style-name="P9"/>
      <text:p text:style-name="P10">QUESTIONÁRIO</text:p>
      <text:p text:style-name="P9"/>
      <text:p text:style-name="P10">1. O que significa procrastinar?</text:p>
      <text:p text:style-name="P9">R: Prorrogar para amanhã o que o Senhor deseja realizar agora (Nm 13.31).</text:p>
      <text:p text:style-name="P9"/>
      <text:p text:style-name="P10">2. Qual foi a simples ordem dada aos espias?</text:p>
      <text:p text:style-name="P9">R: Observar a terra, fazer um relato do que nela havia e depois conquistá-la (Nm 13.2).</text:p>
      <text:p text:style-name="P9"/>
      <text:p text:style-name="P10">3. Qual a imagem que os dez espias tinham de si mesmos?</text:p>
      <text:p text:style-name="P9">R: Depreciativa (Tg 1.6).</text:p>
      <text:p text:style-name="P9"/>
      <text:p text:style-name="P10">4. O que o Senhor viu em Calebe?</text:p>
      <text:p text:style-name="P9">R: “Outro espírito” (Nm 14.24).</text:p>
      <text:p text:style-name="P9"/>
      <text:p text:style-name="P10">5. O que uma atitude impensada pode causar as nossas vidas?</text:p>
      <text:p text:style-name="P9">R: Danos muito sérios (Mt 12.37)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3-04T15:43:49.674458320</dc:date>
    <meta:editing-duration>PT8M57S</meta:editing-duration>
    <meta:editing-cycles>5</meta:editing-cycles>
    <meta:generator>LibreOffice/5.2.5.1$Linux_X86_64 LibreOffice_project/20m0$Build-1</meta:generator>
    <meta:document-statistic meta:table-count="0" meta:image-count="0" meta:object-count="0" meta:page-count="9" meta:paragraph-count="63" meta:word-count="1456" meta:character-count="8398" meta:non-whitespace-character-count="6997"/>
  </office:meta>
</office:document-meta>
</file>